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TypeFactory.getMediaType( @ Nullable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TypeFactory.parseMimeTyp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ediaTypeFactory.MediaTyp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diaTypeFactory.getMediaType( @ Nullable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TypeFactory.getMediaTypes( @ Nullable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